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'DejaVu Sans Mono', 'Ubuntu Mono'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Oxygen, Ubuntu, Roboto, Cantarell, 'Fira Sans', 'Droid Sans', 'Helvetica Neue', sans-serif"/>
    <style:font-face style:name="inherit" svg:font-family="inherit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d0a33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dea29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d0a33" officeooo:paragraph-rsid="001d0a33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d0a33" officeooo:paragraph-rsid="001dea29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dea29" officeooo:paragraph-rsid="001dea29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f633f" officeooo:paragraph-rsid="001dea29"/>
    </style:style>
    <style:style style:name="T1" style:family="text">
      <style:text-properties fo:font-variant="normal" fo:text-transform="none" fo:color="#444444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444444" loext:opacity="100%" style:font-name="apple-system" fo:font-size="10.5pt" fo:letter-spacing="normal" fo:font-style="normal" fo:font-weight="normal" officeooo:rsid="001d0a33"/>
    </style:style>
    <style:style style:name="T3" style:family="text">
      <style:text-properties fo:font-variant="normal" fo:text-transform="none" fo:color="#444444" loext:opacity="100%" style:font-name="apple-system" fo:font-size="10.5pt" fo:letter-spacing="normal" fo:font-style="normal" fo:font-weight="normal" officeooo:rsid="001dea29"/>
    </style:style>
    <style:style style:name="T4" style:family="text">
      <style:text-properties fo:font-variant="normal" fo:text-transform="none" fo:color="#444444" loext:opacity="100%" style:font-name="apple-system" fo:font-size="10.5pt" fo:letter-spacing="normal" fo:font-style="normal" fo:font-weight="normal" officeooo:rsid="001f633f"/>
    </style:style>
    <style:style style:name="T5" style:family="text">
      <style:text-properties fo:font-variant="normal" fo:text-transform="none" fo:color="#444444" loext:opacity="100%" fo:font-size="10.5pt" fo:letter-spacing="normal" fo:font-style="normal" fo:font-weight="normal" officeooo:rsid="001dea29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. proc_write():<text:line-break/>--&gt;.proc_write is calls write function when user write somthing to file in procfs.</text:span></text:p>
      <text:p text:style-name="P1"><text:span text:style-name="T2">--&gt; proc_write is structure memner in </text:span><text:span text:style-name="T1">struct proc_ops</text:span></text:p>
      <text:p text:style-name="P1"><text:span text:style-name="T2"/></text:p>
      <text:p text:style-name="P3"><text:span text:style-name="T1">2.copy_from _user()</text:span></text:p>
      <text:p text:style-name="P3"><text:span text:style-name="T1">--&gt; this function copies buffer data from user buffer to kernel filesystem</text:span></text:p>
      <text:p text:style-name="P3"><text:span text:style-name="T1"/></text:p>
      <text:p text:style-name="P3"><text:span text:style-name="T1">3. 0666 --&gt; permissions indicate rw_ rw_ rw_</text:span></text:p>
      <text:p text:style-name="P3"><text:span text:style-name="T1">rwx --&gt; read,write,execute permissions</text:span></text:p>
      <text:p text:style-name="P3"><text:span text:style-name="T1"/></text:p>
      <text:p text:style-name="P4"><text:span text:style-name="T1">4. </text:span><text:span text:style-name="T3">if string is not null terminated it will continue reading until it reaches ‘\0’, which leades to error likes Buffer overflow, undefined behaviour or kernel crashes.</text:span></text:p>
      <text:p text:style-name="P2"><text:span text:style-name="T3">--&gt; </text:span><text:span text:style-name="Source_20_Text"><text:span text:style-name="T5">printk("%s", buf)</text:span></text:span><text:span text:style-name="T3"> will read past </text:span><text:span text:style-name="Source_20_Text"><text:span text:style-name="T5">buf</text:span></text:span><text:span text:style-name="T3"> into random memory if </text:span><text:span text:style-name="Source_20_Text"><text:span text:style-name="T5">buf</text:span></text:span><text:span text:style-name="T3"> isn’t null-terminated.</text:span></text:p>
      <text:p text:style-name="P2"><text:span text:style-name="T2"/></text:p>
      <text:p text:style-name="P5"><text:span text:style-name="T2">5. </text:span><text:span text:style-name="T4">proc_read() used in /proc file system operations as a structure member. When user used cat command to read data it calls .proc_read function.</text:span></text:p>
      <text:p text:style-name="P5"><text:span text:style-name="T4">--&gt; proc_read() should developed manually to copy data to user buffer.</text:span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, 'DejaVu Sans Mono', 'Ubuntu Mono'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Oxygen, Ubuntu, Roboto, Cantarell, 'Fira Sans', 'Droid Sans'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7:16:10.060076300</meta:creation-date>
    <meta:editing-duration>PT1M51S</meta:editing-duration>
    <meta:editing-cycles>2</meta:editing-cycles>
    <meta:generator>LibreOffice/7.3.7.2$Linux_X86_64 LibreOffice_project/30$Build-2</meta:generator>
    <dc:date>2025-08-22T18:28:50.405680451</dc:date>
    <meta:document-statistic meta:table-count="0" meta:image-count="0" meta:object-count="0" meta:page-count="1" meta:paragraph-count="10" meta:word-count="132" meta:character-count="797" meta:non-whitespace-character-count="682"/>
  </office:meta>
</office:document-meta>
</file>